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6cm" svg:height="1.266cm" svg:x="2.794cm" svg:y="0.508cm">
          <draw:text-box>
            <text:p text:style-name="P1"><text:span text:style-name="T1">Function call</text:span></text:p>
          </draw:text-box>
        </draw:frame>
        <draw:frame draw:style-name="gr1" draw:text-style-name="P2" draw:layer="layout" svg:width="5.334cm" svg:height="1.673cm" svg:x="10.922cm" svg:y="0.105cm">
          <draw:text-box>
            <text:p text:style-name="P1"><text:span text:style-name="T1">Template/macro</text:span></text:p>
            <text:p text:style-name="P1"><text:span text:style-name="T1">invocation</text:span></text:p>
          </draw:text-box>
        </draw:frame>
        <draw:custom-shape draw:style-name="gr2" draw:text-style-name="P3" draw:layer="layout" svg:width="2.032cm" svg:height="3.048cm" svg:x="1.524cm" svg:y="2.0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032cm" svg:height="3.048cm" svg:x="4.064cm" svg:y="4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3.048cm" svg:x="1.524cm" svg:y="5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032cm" svg:height="3.048cm" svg:x="11.43cm" svg:y="2.0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032cm" svg:height="3.048cm" svg:x="11.43cm" svg:y="5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3.048cm" svg:x="11.43cm" svg:y="8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032cm" svg:height="3.048cm" svg:x="6.604cm" svg:y="3.3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3.048cm" svg:x="6.604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2.54cm" svg:y1="2.032cm" svg:x2="2.54cm" svg:y2="5.08cm">
          <text:p/>
        </draw:line>
        <draw:line draw:style-name="gr5" draw:text-style-name="P3" draw:layer="layout" svg:x1="2.54cm" svg:y1="5.08cm" svg:x2="4.826cm" svg:y2="4.318cm">
          <text:p/>
        </draw:line>
        <draw:line draw:style-name="gr5" draw:text-style-name="P3" draw:layer="layout" svg:x1="4.826cm" svg:y1="4.318cm" svg:x2="4.826cm" svg:y2="7.366cm">
          <text:p/>
        </draw:line>
        <draw:line draw:style-name="gr5" draw:text-style-name="P3" draw:layer="layout" svg:x1="4.826cm" svg:y1="7.366cm" svg:x2="2.54cm" svg:y2="5.08cm">
          <text:p/>
        </draw:line>
        <draw:line draw:style-name="gr5" draw:text-style-name="P3" draw:layer="layout" svg:x1="2.54cm" svg:y1="5.08cm" svg:x2="2.54cm" svg:y2="8.128cm">
          <text:p/>
        </draw:line>
        <draw:line draw:style-name="gr5" draw:text-style-name="P3" draw:layer="layout" svg:x1="7.62cm" svg:y1="3.302cm" svg:x2="7.62cm" svg:y2="6.35cm">
          <text:p/>
        </draw:line>
        <draw:line draw:style-name="gr5" draw:text-style-name="P3" draw:layer="layout" svg:x1="7.62cm" svg:y1="6.35cm" svg:x2="5.334cm" svg:y2="4.318cm">
          <text:p/>
        </draw:line>
        <draw:line draw:style-name="gr5" draw:text-style-name="P3" draw:layer="layout" svg:x1="5.334cm" svg:y1="4.318cm" svg:x2="5.334cm" svg:y2="7.366cm">
          <text:p/>
        </draw:line>
        <draw:line draw:style-name="gr5" draw:text-style-name="P3" draw:layer="layout" svg:x1="5.334cm" svg:y1="7.366cm" svg:x2="7.62cm" svg:y2="6.35cm">
          <text:p/>
        </draw:line>
        <draw:line draw:style-name="gr5" draw:text-style-name="P3" draw:layer="layout" svg:x1="7.62cm" svg:y1="6.35cm" svg:x2="7.62cm" svg:y2="9.398cm">
          <text:p/>
        </draw:line>
        <draw:line draw:style-name="gr5" draw:text-style-name="P3" draw:layer="layout" svg:x1="12.446cm" svg:y1="2.032cm" svg:x2="12.446cm" svg:y2="5.08cm">
          <text:p/>
        </draw:line>
        <draw:line draw:style-name="gr5" draw:text-style-name="P3" draw:layer="layout" svg:x1="12.446cm" svg:y1="5.08cm" svg:x2="12.446cm" svg:y2="8.128cm">
          <text:p/>
        </draw:line>
        <draw:line draw:style-name="gr5" draw:text-style-name="P3" draw:layer="layout" svg:x1="12.446cm" svg:y1="8.128cm" svg:x2="12.446cm" svg:y2="11.176cm">
          <text:p/>
        </draw:line>
        <draw:custom-shape draw:style-name="gr2" draw:text-style-name="P3" draw:layer="layout" svg:width="2.032cm" svg:height="3.048cm" svg:x="13.97cm" svg:y="2.0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032cm" svg:height="3.048cm" svg:x="13.97cm" svg:y="5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3.048cm" svg:x="13.97cm" svg:y="8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14.986cm" svg:y1="2.032cm" svg:x2="14.986cm" svg:y2="5.08cm">
          <text:p/>
        </draw:line>
        <draw:line draw:style-name="gr5" draw:text-style-name="P3" draw:layer="layout" svg:x1="14.986cm" svg:y1="5.08cm" svg:x2="14.986cm" svg:y2="8.128cm">
          <text:p/>
        </draw:line>
        <draw:line draw:style-name="gr5" draw:text-style-name="P3" draw:layer="layout" svg:x1="14.986cm" svg:y1="8.128cm" svg:x2="14.986cm" svg:y2="11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26:47</meta:creation-date>
    <dc:date>2012-09-25T08:38:32</dc:date>
    <dc:creator>Sergey Babkin</dc:creator>
    <meta:editing-duration>PT00H48M05S</meta:editing-duration>
    <meta:editing-cycles>8</meta:editing-cycles>
    <meta:generator>OpenOffice.org/3.1$Unix OpenOffice.org_project/310m19$Build-9420</meta:generator>
    <meta:document-statistic meta:object-count="29"/>
  </office:meta>
</office:document-meta>
</file>